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7f214" officeooo:paragraph-rsid="0017f214"/>
    </style:style>
    <style:style style:name="P2" style:family="paragraph" style:parent-style-name="Header_20_left">
      <style:text-properties officeooo:rsid="0016fbc1" officeooo:paragraph-rsid="0016fbc1"/>
    </style:style>
    <style:style style:name="P3" style:family="paragraph" style:parent-style-name="Standard">
      <style:text-properties officeooo:paragraph-rsid="00152c9f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40pt" officeooo:paragraph-rsid="00152c9f" style:font-size-asian="40pt" style:font-size-complex="40pt"/>
    </style:style>
    <style:style style:name="P5" style:family="paragraph" style:parent-style-name="Standard">
      <style:text-properties style:font-name="Liberation Serif" fo:font-size="40pt" style:font-size-asian="40pt" style:font-size-complex="40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12pt" officeooo:paragraph-rsid="00152c9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officeooo:rsid="001447a7" officeooo:paragraph-rsid="00152c9f" style:font-size-asian="10.5pt" style:font-size-complex="12pt"/>
    </style:style>
    <style:style style:name="P8" style:family="paragraph" style:parent-style-name="Standard">
      <style:text-properties style:font-name="FreeMono" officeooo:paragraph-rsid="00152c9f"/>
    </style:style>
    <style:style style:name="P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Standard" style:master-page-name="First_20_Page">
      <style:paragraph-properties style:page-number="auto"/>
      <style:text-properties style:font-name="Liberation Serif" fo:font-size="40pt" style:font-size-asian="40pt" style:font-size-complex="40pt"/>
    </style:style>
    <style:style style:name="P12" style:family="paragraph" style:parent-style-name="Contents_20_Heading" style:master-page-name="Index">
      <style:paragraph-properties style:page-number="auto" fo:break-before="page"/>
    </style:style>
    <style:style style:name="P13" style:family="paragraph" style:parent-style-name="Footer">
      <style:paragraph-properties fo:text-align="end" style:justify-single-word="false"/>
    </style:style>
    <style:style style:name="P14" style:family="paragraph" style:parent-style-name="Header">
      <style:paragraph-properties fo:text-align="end" style:justify-single-word="false"/>
      <style:text-properties officeooo:rsid="0017f214" officeooo:paragraph-rsid="0017f214"/>
    </style:style>
    <style:style style:name="P15" style:family="paragraph" style:parent-style-name="Heading_20_1">
      <style:text-properties officeooo:paragraph-rsid="00152c9f"/>
    </style:style>
    <style:style style:name="P16" style:family="paragraph" style:parent-style-name="Heading_20_1" style:master-page-name="Standard">
      <style:paragraph-properties style:page-number="1"/>
      <style:text-properties officeooo:paragraph-rsid="00152c9f"/>
    </style:style>
    <style:style style:name="P17" style:family="paragraph" style:parent-style-name="Heading_20_2">
      <style:text-properties officeooo:paragraph-rsid="00152c9f"/>
    </style:style>
    <style:style style:name="T1" style:family="text">
      <style:text-properties officeooo:rsid="001447a7"/>
    </style:style>
    <style:style style:name="T2" style:family="text">
      <style:text-properties style:font-name="FreeMono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5"/>
      <text:p text:style-name="P4"/>
      <text:p text:style-name="P4"/>
      <text:p text:style-name="P4"/>
      <text:p text:style-name="P4"/>
      <text:p text:style-name="P4"><text:span text:style-name="T1">Manual </text:span>RackBox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Versão 1.0 <text:s text:c="41"/>RackBox-1U-RPI4x4 <text:s text:c="45"/>07/02/2025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12">Table of Contents</text:p>
          </text:index-title>
          <text:p text:style-name="P9"><text:a xlink:type="simple" xlink:href="#__RefHeading___Toc729_193911919" text:style-name="Index_20_Link" text:visited-style-name="Index_20_Link"><text:s/>1. Nome e Código para a Caixa 1U:<text:tab/>1</text:a></text:p>
          <text:p text:style-name="P10"><text:a xlink:type="simple" xlink:href="#__RefHeading___Toc731_193911919" text:style-name="Index_20_Link" text:visited-style-name="Index_20_Link">- Nome:<text:tab/>1</text:a></text:p>
          <text:p text:style-name="P10"><text:a xlink:type="simple" xlink:href="#__RefHeading___Toc733_193911919" text:style-name="Index_20_Link" text:visited-style-name="Index_20_Link">- Código:<text:tab/>1</text:a></text:p>
          <text:p text:style-name="P9"><text:a xlink:type="simple" xlink:href="#__RefHeading___Toc735_193911919" text:style-name="Index_20_Link" text:visited-style-name="Index_20_Link"><text:s/>2. Nome e Código para a Placa de Circuito Impresso (PCB):<text:tab/>1</text:a></text:p>
          <text:p text:style-name="P10"><text:a xlink:type="simple" xlink:href="#__RefHeading___Toc737_193911919" text:style-name="Index_20_Link" text:visited-style-name="Index_20_Link">- Nome:<text:tab/>1</text:a></text:p>
          <text:p text:style-name="P10"><text:a xlink:type="simple" xlink:href="#__RefHeading___Toc739_193911919" text:style-name="Index_20_Link" text:visited-style-name="Index_20_Link">- Código:<text:tab/>1</text:a></text:p>
          <text:p text:style-name="P9"><text:a xlink:type="simple" xlink:href="#__RefHeading___Toc741_193911919" text:style-name="Index_20_Link" text:visited-style-name="Index_20_Link"><text:s/>3. Nome e Código para os Fans:<text:tab/>1</text:a></text:p>
          <text:p text:style-name="P10"><text:a xlink:type="simple" xlink:href="#__RefHeading___Toc743_193911919" text:style-name="Index_20_Link" text:visited-style-name="Index_20_Link">- Nome:<text:tab/>1</text:a></text:p>
          <text:p text:style-name="P10"><text:a xlink:type="simple" xlink:href="#__RefHeading___Toc745_193911919" text:style-name="Index_20_Link" text:visited-style-name="Index_20_Link">- Código:<text:tab/>1</text:a></text:p>
          <text:p text:style-name="P9"><text:a xlink:type="simple" xlink:href="#__RefHeading___Toc747_193911919" text:style-name="Index_20_Link" text:visited-style-name="Index_20_Link"><text:s/>4. Nome e Código para os Transistores:<text:tab/>2</text:a></text:p>
          <text:p text:style-name="P10"><text:a xlink:type="simple" xlink:href="#__RefHeading___Toc749_193911919" text:style-name="Index_20_Link" text:visited-style-name="Index_20_Link">- Nome:<text:tab/>2</text:a></text:p>
          <text:p text:style-name="P10"><text:a xlink:type="simple" xlink:href="#__RefHeading___Toc751_193911919" text:style-name="Index_20_Link" text:visited-style-name="Index_20_Link">- Código:<text:tab/>2</text:a></text:p>
          <text:p text:style-name="P9"><text:a xlink:type="simple" xlink:href="#__RefHeading___Toc753_193911919" text:style-name="Index_20_Link" text:visited-style-name="Index_20_Link"><text:s/>5. Nome e Código para o Software de Controle:<text:tab/>2</text:a></text:p>
          <text:p text:style-name="P10"><text:a xlink:type="simple" xlink:href="#__RefHeading___Toc755_193911919" text:style-name="Index_20_Link" text:visited-style-name="Index_20_Link">- Nome:<text:tab/>2</text:a></text:p>
          <text:p text:style-name="P10"><text:a xlink:type="simple" xlink:href="#__RefHeading___Toc757_193911919" text:style-name="Index_20_Link" text:visited-style-name="Index_20_Link">- Código:<text:tab/>2</text:a></text:p>
          <text:p text:style-name="P9"><text:a xlink:type="simple" xlink:href="#__RefHeading___Toc759_193911919" text:style-name="Index_20_Link" text:visited-style-name="Index_20_Link"><text:s/>6. Estrutura de Pastas e Documentação:<text:tab/>3</text:a></text:p>
          <text:p text:style-name="P9"><text:a xlink:type="simple" xlink:href="#__RefHeading___Toc761_193911919" text:style-name="Index_20_Link" text:visited-style-name="Index_20_Link"><text:s/>7. Código Python para Controle dos Fans:<text:tab/>4</text:a></text:p>
          <text:p text:style-name="P9"><text:a xlink:type="simple" xlink:href="#__RefHeading___Toc763_193911919" text:style-name="Index_20_Link" text:visited-style-name="Index_20_Link"><text:s/>8. Considerações Finais:<text:tab/>5</text:a></text:p>
          <text:p text:style-name="P10"><text:a xlink:type="simple" xlink:href="#__RefHeading___Toc765_193911919" text:style-name="Index_20_Link" text:visited-style-name="Index_20_Link">- Testes:<text:tab/>5</text:a></text:p>
          <text:p text:style-name="P10"><text:a xlink:type="simple" xlink:href="#__RefHeading___Toc767_193911919" text:style-name="Index_20_Link" text:visited-style-name="Index_20_Link">- Escalabilidade:<text:tab/>5</text:a></text:p>
          <text:p text:style-name="P10"><text:a xlink:type="simple" xlink:href="#__RefHeading___Toc769_193911919" text:style-name="Index_20_Link" text:visited-style-name="Index_20_Link">- Documentação:<text:tab/>5</text:a></text:p>
        </text:index-body>
      </text:table-of-content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5" text:outline-level="1"/>
      <text:h text:style-name="P16" text:outline-level="1"><text:bookmark-start text:name="__RefHeading___Toc729_193911919"/><text:s/>1. Nome e Código para a Caixa 1U:<text:bookmark-end text:name="__RefHeading___Toc729_193911919"/></text:h>
      <text:h text:style-name="P17" text:outline-level="2"><text:bookmark-start text:name="__RefHeading___Toc731_193911919"/>- Nome:<text:bookmark-end text:name="__RefHeading___Toc731_193911919"/></text:h>
      <text:p text:style-name="P3">RackBox-1U-RPI4x4</text:p>
      <text:p text:style-name="P3"><text:s text:c="5"/>- "RackBox" indica que é uma caixa para rack.</text:p>
      <text:p text:style-name="P3"><text:s text:c="5"/>- "1U" especifica o tamanho da caixa.</text:p>
      <text:p text:style-name="P3"><text:s text:c="5"/>- "RPI4x4" indica que a caixa contém 4 Raspberry Pi 4.</text:p>
      <text:h text:style-name="P17" text:outline-level="2"><text:bookmark-start text:name="__RefHeading___Toc733_193911919"/>- Código:<text:bookmark-end text:name="__RefHeading___Toc733_193911919"/></text:h>
      <text:p text:style-name="P3">RB1U-RPI4-001</text:p>
      <text:p text:style-name="P3"><text:s text:c="5"/>- "RB1U" é o código base para todas as caixas 1U.</text:p>
      <text:p text:style-name="P3"><text:s text:c="5"/>- "RPI4" indica que é específica para Raspberry Pi 4.</text:p>
      <text:p text:style-name="P3"><text:s text:c="5"/>- "001" é o número de série da caixa (pode ser incrementado para futuras unidades).</text:p>
      <text:p text:style-name="P3"/>
      <text:p text:style-name="P3"/>
      <text:p text:style-name="P3"/>
      <text:h text:style-name="P15" text:outline-level="1"><text:bookmark-start text:name="__RefHeading___Toc735_193911919"/><text:s/>2. Nome e Código para a Placa de Circuito Impresso (PCB):<text:bookmark-end text:name="__RefHeading___Toc735_193911919"/></text:h>
      <text:h text:style-name="P17" text:outline-level="2"><text:bookmark-start text:name="__RefHeading___Toc737_193911919"/>- Nome:<text:bookmark-end text:name="__RefHeading___Toc737_193911919"/></text:h>
      <text:p text:style-name="P3">PowerControl-FanBoard</text:p>
      <text:p text:style-name="P3"><text:s text:c="5"/>- "PowerControl" indica que a placa gerencia a alimentação elétrica.</text:p>
      <text:p text:style-name="P3"><text:s text:c="5"/>- "FanBoard" indica que a placa também controla os fans.</text:p>
      <text:h text:style-name="P17" text:outline-level="2"><text:bookmark-start text:name="__RefHeading___Toc739_193911919"/>- Código:<text:bookmark-end text:name="__RefHeading___Toc739_193911919"/></text:h>
      <text:p text:style-name="P3">PCB-PCFB-001</text:p>
      <text:p text:style-name="P3"><text:s text:c="5"/>- "PCB" é o código base para placas de circuito impresso.</text:p>
      <text:p text:style-name="P3"><text:s text:c="5"/>- "PCFB" é o código específico para a placa de controle de energia e fans.</text:p>
      <text:p text:style-name="P3"><text:s text:c="5"/>- "001" é o número de série da placa.</text:p>
      <text:p text:style-name="P3"/>
      <text:p text:style-name="P3"/>
      <text:h text:style-name="P15" text:outline-level="1"><text:bookmark-start text:name="__RefHeading___Toc741_193911919"/><text:s/>3. Nome e Código para os Fans:<text:bookmark-end text:name="__RefHeading___Toc741_193911919"/></text:h>
      <text:h text:style-name="P17" text:outline-level="2"><text:bookmark-start text:name="__RefHeading___Toc743_193911919"/>- Nome:<text:bookmark-end text:name="__RefHeading___Toc743_193911919"/></text:h>
      <text:p text:style-name="P3">CoolingFan-RPI4</text:p>
      <text:p text:style-name="P3"><text:s text:c="5"/>- "CoolingFan" indica que é um fan de resfriamento.</text:p>
      <text:p text:style-name="P3"><text:s text:c="5"/>- "RPI4" indica que é específico para o Raspberry Pi 4.</text:p>
      <text:h text:style-name="P17" text:outline-level="2"><text:bookmark-start text:name="__RefHeading___Toc745_193911919"/><text:soft-page-break/>- Código:<text:bookmark-end text:name="__RefHeading___Toc745_193911919"/></text:h>
      <text:p text:style-name="P3">FAN-RPI4-001</text:p>
      <text:p text:style-name="P3"><text:s text:c="5"/>- "FAN" é o código base para fans.</text:p>
      <text:p text:style-name="P3"><text:s text:c="5"/>- "RPI4" indica que é específico para o Raspberry Pi 4.</text:p>
      <text:p text:style-name="P3"><text:s text:c="5"/>- "001" é o número de série do fan.</text:p>
      <text:h text:style-name="P15" text:outline-level="1"><text:bookmark-start text:name="__RefHeading___Toc747_193911919"/><text:s/>4. Nome e Código para os Transistores:<text:bookmark-end text:name="__RefHeading___Toc747_193911919"/></text:h>
      <text:h text:style-name="P17" text:outline-level="2"><text:bookmark-start text:name="__RefHeading___Toc749_193911919"/>- Nome:<text:bookmark-end text:name="__RefHeading___Toc749_193911919"/></text:h>
      <text:p text:style-name="P3">FanControl-Transistor</text:p>
      <text:p text:style-name="P3"><text:s text:c="5"/>- "FanControl" indica que o transistor controla o fan.</text:p>
      <text:h text:style-name="P17" text:outline-level="2"><text:bookmark-start text:name="__RefHeading___Toc751_193911919"/>- Código:<text:bookmark-end text:name="__RefHeading___Toc751_193911919"/></text:h>
      <text:p text:style-name="P3">TR-FCTRL-001</text:p>
      <text:p text:style-name="P3"><text:s text:c="5"/>- "TR" é o código base para transistores.</text:p>
      <text:p text:style-name="P3"><text:s text:c="5"/>- "FCTRL" indica que é específico para controle de fans.</text:p>
      <text:p text:style-name="P3"><text:s text:c="5"/>- "001" é o número de série do transistor.</text:p>
      <text:p text:style-name="P3"/>
      <text:p text:style-name="P3"/>
      <text:p text:style-name="P3"/>
      <text:h text:style-name="P15" text:outline-level="1"><text:bookmark-start text:name="__RefHeading___Toc753_193911919"/><text:s/>5. Nome e Código para o Software de Controle:<text:bookmark-end text:name="__RefHeading___Toc753_193911919"/></text:h>
      <text:h text:style-name="P17" text:outline-level="2"><text:bookmark-start text:name="__RefHeading___Toc755_193911919"/>- Nome:<text:bookmark-end text:name="__RefHeading___Toc755_193911919"/></text:h>
      <text:p text:style-name="P3">RackBox-FanController</text:p>
      <text:p text:style-name="P3"><text:s text:c="5"/>- "RackBox" indica que o software é para a caixa 1U.</text:p>
      <text:p text:style-name="P3">- "FanController" indica que o software controla os fans.</text:p>
      <text:p text:style-name="P3"/>
      <text:h text:style-name="P17" text:outline-level="2"><text:bookmark-start text:name="__RefHeading___Toc757_193911919"/>- Código:<text:bookmark-end text:name="__RefHeading___Toc757_193911919"/></text:h>
      <text:p text:style-name="P3">SW-RBFC-001</text:p>
      <text:p text:style-name="P3"><text:s text:c="5"/>- "SW" é o código base para software.</text:p>
      <text:p text:style-name="P3"><text:s text:c="5"/>- "RBFC" indica que é específico para o controlador de fans da RackBox.</text:p>
      <text:p text:style-name="P3"><text:s text:c="5"/>- "001" é a versão do software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5" text:outline-level="1"><text:bookmark-start text:name="__RefHeading___Toc759_193911919"/><text:s/>6. Estrutura de Pastas e Documentação:<text:bookmark-end text:name="__RefHeading___Toc759_193911919"/></text:h>
      <text:p text:style-name="P3"><text:s text:c="3"/>Para manter o projeto organizado, crie uma estrutura de pastas como a seguir:</text:p>
      <text:p text:style-name="P3"/>
      <text:p text:style-name="P3"><text:s text:c="3"/></text:p>
      <text:p text:style-name="P3"><text:s text:c="3"/>RackBox-1U-RPI4x4/</text:p>
      <text:p text:style-name="P3"><text:s text:c="3"/>├── Documentation/</text:p>
      <text:p text:style-name="P3"><text:s text:c="3"/>│ <text:s text:c="2"/>├── Schematics/</text:p>
      <text:p text:style-name="P3"><text:s text:c="3"/>│ <text:s text:c="2"/>├── Datasheets/</text:p>
      <text:p text:style-name="P3"><text:s text:c="3"/>│ <text:s text:c="2"/>└── Manual.pdf</text:p>
      <text:p text:style-name="P3"><text:s text:c="3"/>├── Hardware/</text:p>
      <text:p text:style-name="P3"><text:s text:c="3"/>│ <text:s text:c="2"/>├── PCB-PCFB-001/</text:p>
      <text:p text:style-name="P3"><text:s text:c="3"/>│ <text:s text:c="2"/>│ <text:s text:c="2"/>├── DesignFiles/</text:p>
      <text:p text:style-name="P3"><text:s text:c="3"/>│ <text:s text:c="2"/>│ <text:s text:c="2"/>└── GerberFiles/</text:p>
      <text:p text:style-name="P3"><text:s text:c="3"/>│ <text:s text:c="2"/>└── Enclosure/</text:p>
      <text:p text:style-name="P3"><text:s text:c="3"/>├── Software/</text:p>
      <text:p text:style-name="P3"><text:s text:c="3"/>│ <text:s text:c="2"/>├── RackBox-FanController/</text:p>
      <text:p text:style-name="P3"><text:s text:c="3"/>│ <text:s text:c="2"/>│ <text:s text:c="2"/>├── src/</text:p>
      <text:p text:style-name="P3"><text:s text:c="3"/>│ <text:s text:c="2"/>│ <text:s text:c="2"/>└── README.md</text:p>
      <text:p text:style-name="P3"><text:s text:c="3"/>│ <text:s text:c="2"/>└── Requirements.txt</text:p>
      <text:p text:style-name="P3"><text:s text:c="3"/>└── Inventory/</text:p>
      <text:p text:style-name="P3"><text:s text:c="7"/>├── ComponentsList.csv</text:p>
      <text:p text:style-name="P3"><text:s text:c="7"/>└── BOM.xlsx</text:p>
      <text:p text:style-name="P3"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5" text:outline-level="1"><text:bookmark-start text:name="__RefHeading___Toc761_193911919"/><text:s/>7. Código Python para Controle dos Fans:<text:bookmark-end text:name="__RefHeading___Toc761_193911919"/></text:h>
      <text:p text:style-name="P3"><text:s text:c="3"/>Aqui está um exemplo básico de código Python para controlar os fans com base na temperatura da CPU:</text:p>
      <text:p text:style-name="P3"/>
      <text:p text:style-name="P3"><text:s text:c="3"/>python</text:p>
      <text:p text:style-name="P3"><text:s text:c="3"/><text:span text:style-name="T2">import os</text:span></text:p>
      <text:p text:style-name="P8"><text:s text:c="3"/>import time</text:p>
      <text:p text:style-name="P8"><text:s text:c="3"/>import RPi.GPIO as GPIO</text:p>
      <text:p text:style-name="P8"/>
      <text:p text:style-name="P8"><text:s text:c="3"/># Configuração dos pinos GPIO para os fans</text:p>
      <text:p text:style-name="P8"><text:s text:c="3"/>FAN_PINS = [17, 18, 27, 22] <text:s/># Pinos GPIO para cada fan</text:p>
      <text:p text:style-name="P8"><text:s text:c="3"/>TEMP_THRESHOLD = 50 <text:s/># Temperatura em °C para ligar o fan</text:p>
      <text:p text:style-name="P8"><text:s text:c="3"/>POLL_INTERVAL = 10 <text:s/># Intervalo de verificação da temperatura em segundos</text:p>
      <text:p text:style-name="P8"/>
      <text:p text:style-name="P8"><text:s text:c="3"/># Inicializa os GPIOs</text:p>
      <text:p text:style-name="P8"><text:s text:c="3"/>GPIO.setmode(GPIO.BCM)</text:p>
      <text:p text:style-name="P8"><text:s text:c="3"/>for pin in FAN_PINS:</text:p>
      <text:p text:style-name="P8"><text:s text:c="7"/>GPIO.setup(pin, GPIO.OUT)</text:p>
      <text:p text:style-name="P8"><text:s text:c="7"/>GPIO.output(pin, GPIO.LOW)</text:p>
      <text:p text:style-name="P8"/>
      <text:p text:style-name="P8"><text:s text:c="3"/>def get_cpu_temperature():</text:p>
      <text:p text:style-name="P8"><text:s text:c="7"/>"""Retorna a temperatura da CPU em °C."""</text:p>
      <text:p text:style-name="P8"><text:s text:c="7"/>with open("/sys/class/thermal/thermal_zone0/temp", "r") as f:</text:p>
      <text:p text:style-name="P8"><text:s text:c="11"/>temp = int(f.read()) / 1000</text:p>
      <text:p text:style-name="P8"><text:s text:c="7"/>return temp</text:p>
      <text:p text:style-name="P8"/>
      <text:p text:style-name="P8"><text:s text:c="3"/>def control_fans(temp):</text:p>
      <text:p text:style-name="P8"><text:s text:c="7"/>"""Controla os fans com base na temperatura."""</text:p>
      <text:p text:style-name="P8"><text:s text:c="7"/>for pin in FAN_PINS:</text:p>
      <text:p text:style-name="P8"><text:s text:c="11"/>if temp &gt; TEMP_THRESHOLD:</text:p>
      <text:p text:style-name="P8"><text:s text:c="15"/>GPIO.output(pin, GPIO.HIGH) <text:s/># Liga o fan</text:p>
      <text:p text:style-name="P8"><text:s text:c="11"/>else:</text:p>
      <text:p text:style-name="P8"><text:s text:c="15"/>GPIO.output(pin, GPIO.LOW) <text:s/># Desliga o fan</text:p>
      <text:p text:style-name="P8"/>
      <text:p text:style-name="P8"><text:s text:c="3"/>try:</text:p>
      <text:p text:style-name="P8"><text:s text:c="7"/>while True:</text:p>
      <text:p text:style-name="P8"><text:s text:c="11"/>temp = get_cpu_temperature()</text:p>
      <text:p text:style-name="P8"><text:s text:c="11"/>print(f"Temperatura da CPU: {temp}°C")</text:p>
      <text:p text:style-name="P8"><text:s text:c="11"/>control_fans(temp)</text:p>
      <text:p text:style-name="P8"><text:soft-page-break/><text:s text:c="11"/>time.sleep(POLL_INTERVAL)</text:p>
      <text:p text:style-name="P8"><text:s text:c="3"/>except KeyboardInterrupt:</text:p>
      <text:p text:style-name="P8"><text:s text:c="7"/>GPIO.cleanup()</text:p>
      <text:p text:style-name="P3"><text:s text:c="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5" text:outline-level="1"><text:bookmark-start text:name="__RefHeading___Toc763_193911919"/><text:s/>8. Considerações Finais:<text:bookmark-end text:name="__RefHeading___Toc763_193911919"/></text:h>
      <text:h text:style-name="P17" text:outline-level="2"><text:bookmark-start text:name="__RefHeading___Toc765_193911919"/>- Testes:<text:bookmark-end text:name="__RefHeading___Toc765_193911919"/></text:h>
      <text:p text:style-name="P3"/>
      <text:p text:style-name="P3">Antes de colocar a caixa em produção, teste todos os componentes individualmente e em conjunto.</text:p>
      <text:h text:style-name="P17" text:outline-level="2"><text:bookmark-start text:name="__RefHeading___Toc767_193911919"/>- Escalabilidade:<text:bookmark-end text:name="__RefHeading___Toc767_193911919"/></text:h>
      <text:p text:style-name="P3"/>
      <text:p text:style-name="P3">Use a estrutura de nomenclatura e codificação para facilitar a expansão do projeto (por exemplo, adicionar mais caixas 1U).</text:p>
      <text:p text:style-name="P3"/>
      <text:h text:style-name="P17" text:outline-level="2"><text:bookmark-start text:name="__RefHeading___Toc769_193911919"/>- Documentação:<text:bookmark-end text:name="__RefHeading___Toc769_193911919"/></text:h>
      <text:p text:style-name="P3">Mantenha a documentação atualizada, incluindo esquemas elétricos, lista de materiais (BOM) e instruções de uso.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7f214" officeooo:paragraph-rsid="0017f214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_20_left">
      <style:text-properties officeooo:rsid="0016fbc1" officeooo:paragraph-rsid="0016fbc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g.: <text:s/><text:bookmark-start text:name="PageNumWizard_HEADER_Default Page Style3 Copy 1 Copy 2 Copy 4"/><text:page-number text:select-page="current">5</text:page-number><text:bookmark-end text:name="PageNumWizard_HEADER_Default Page Style3 Copy 1 Copy 2 Copy 4"/></text:p>
      </style:header>
      <style:footer>
        <text:p text:style-name="MP2"><text:s/>RackBox-1U-RPI4x4</text:p>
      </style:footer>
    </style:master-page>
    <style:master-page style:name="First_20_Page" style:display-name="First Page" style:page-layout-name="Mpm2" draw:style-name="Mdp1">
      <style:header>
        <text:p text:style-name="Header"/>
      </style:header>
      <style:header-first>
        <text:p text:style-name="MP3"/>
      </style:header-first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7T00:53:01.400513351</meta:creation-date>
    <dc:date>2025-03-07T01:09:48.069946677</dc:date>
    <meta:editing-duration>PT12M9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7" meta:paragraph-count="142" meta:word-count="723" meta:character-count="4723" meta:non-whitespace-character-count="3587"/>
  </office:meta>
</office:document-meta>
</file>